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style:text-underline-style="solid" style:text-underline-width="auto" style:text-underline-color="font-color" fo:font-weight="bold" officeooo:rsid="00044aae" officeooo:paragraph-rsid="00044aae" style:font-weight-asian="bold" style:font-weight-complex="bold"/>
    </style:style>
    <style:style style:name="P2" style:family="paragraph" style:parent-style-name="Standard">
      <style:text-properties style:font-name="Futura Lt BT" style:text-underline-style="none" fo:font-weight="normal" officeooo:rsid="00044aae" officeooo:paragraph-rsid="00044aae" style:font-weight-asian="normal" style:font-weight-complex="normal"/>
    </style:style>
    <style:style style:name="P3" style:family="paragraph" style:parent-style-name="Standard">
      <style:text-properties style:font-name="Futura Lt BT" style:text-underline-style="none" fo:font-weight="normal" officeooo:rsid="000644d9" officeooo:paragraph-rsid="000644d9" style:font-weight-asian="normal" style:font-weight-complex="normal"/>
    </style:style>
    <style:style style:name="P4" style:family="paragraph" style:parent-style-name="Standard">
      <style:text-properties style:font-name="Futura Lt BT" style:text-underline-style="none" fo:font-weight="normal" officeooo:rsid="000644d9" officeooo:paragraph-rsid="000644d9" style:font-weight-asian="normal" style:font-weight-complex="normal"/>
    </style:style>
    <style:style style:name="P5" style:family="paragraph" style:parent-style-name="Standard">
      <style:text-properties style:font-name="Futura Lt BT" style:text-underline-style="none" fo:font-weight="normal" officeooo:rsid="000644d9" officeooo:paragraph-rsid="000769f5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style:font-name="Futura Lt BT" style:text-underline-style="none" fo:font-weight="normal" officeooo:rsid="000644d9" officeooo:paragraph-rsid="000769f5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Futura Lt BT" style:text-underline-style="none" fo:font-weight="normal" officeooo:rsid="000644d9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Futura Lt BT" style:text-underline-style="none" fo:font-weight="normal" officeooo:rsid="000644d9" officeooo:paragraph-rsid="0008727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utura Lt BT" style:text-underline-style="none" fo:font-weight="normal" officeooo:rsid="000769f5" style:font-weight-asian="normal" style:font-weight-complex="normal"/>
    </style:style>
    <style:style style:name="T3" style:family="text">
      <style:text-properties officeooo:rsid="000769f5"/>
    </style:style>
    <style:style style:name="T4" style:family="text">
      <style:text-properties officeooo:rsid="00087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Data Science Methodology</text:p>
      <text:p text:style-name="P1"/>
      <text:p text:style-name="P2">- Why is the Business Understanding stage important?</text:p>
      <text:p text:style-name="P2">If helps clarify the goal of the entity asking the question.</text:p>
      <text:p text:style-name="P2"/>
      <text:p text:style-name="P3">- Why is the Analytic Stage approach important?</text:p>
      <text:p text:style-name="P3">Because it helps identify what type of <text:span text:style-name="T1">patterns</text:span> will be needed to address the question most effectively.</text:p>
      <text:p text:style-name="P3"/>
      <text:p text:style-name="P5">-<text:span text:style-name="T3"> Why is t</text:span>he Data Requirements stage <text:span text:style-name="T3">important?</text:span></text:p>
      <text:p text:style-name="P6"><text:span text:style-name="T3">It identifies</text:span> the necessary data content, formats and sources for initial data collection.</text:p>
      <text:p text:style-name="P7"/>
      <text:p text:style-name="P8"><text:span text:style-name="T4">-Why is the D</text:span>ata Collection stage<text:span text:style-name="T4"> important?</text:span></text:p>
      <text:p text:style-name="P8"><text:span text:style-name="T4">In this stage is where </text:span>the data requirements are revised and decisions are made as to whether or not more data is needed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07-08T09:59:24.353000000</dc:date>
    <meta:editing-duration>PT10M53S</meta:editing-duration>
    <meta:editing-cycles>7</meta:editing-cycles>
    <meta:document-statistic meta:table-count="0" meta:image-count="0" meta:object-count="0" meta:page-count="1" meta:paragraph-count="9" meta:word-count="100" meta:character-count="598" meta:non-whitespace-character-count="507"/>
  </office:meta>
</office:document-meta>
</file>